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40000001E49AF744A9B2F99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69cm" fo:min-width="0.369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0.5pt" style:font-size-asian="10.5pt" style:font-size-complex="10.5pt"/>
    </style:style>
    <style:style style:name="P5" style:family="paragraph">
      <loext:graphic-properties draw:fill="none"/>
      <style:text-properties fo:font-size="24pt" style:font-size-asian="24pt" style:font-size-complex="24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T1" style:family="text">
      <style:text-properties fo:color="#333333" style:font-name="Arial1" fo:font-size="10.5pt" style:font-size-asian="10.5pt" style:font-name-complex="Arial1" style:font-size-complex="10.5pt"/>
    </style:style>
    <style:style style:name="T2" style:family="text">
      <style:text-properties fo:color="#333333" style:font-name="Arial1" fo:font-size="24pt" style:font-size-asian="24pt" style:font-name-complex="Arial1" style:font-size-complex="24pt"/>
    </style:style>
    <style:style style:name="T3" style:family="text">
      <style:text-properties fo:color="#565656" style:font-name="Arial1" fo:font-size="12pt" style:font-size-asian="12pt" style:font-name-complex="Arial1" style:font-size-complex="12pt"/>
    </style:style>
    <style:style style:name="T4" style:family="text">
      <style:text-properties fo:color="#565656" style:font-name="Arial1" fo:font-size="12pt" fo:font-weight="bold" style:font-size-asian="12pt" style:font-name-complex="Arial1" style:font-size-complex="12pt" style:font-weight-complex="bold"/>
    </style:style>
    <style:style style:name="T5" style:family="text">
      <style:text-properties fo:color="#565656" style:font-name="DejaVu Sans1" fo:font-size="18pt" style:font-size-asian="18pt" style:font-name-complex="DejaVu Sans1" style:font-size-complex="18pt"/>
    </style:style>
    <style:style style:name="T6" style:family="text">
      <style:text-properties fo:color="#565656" style:font-name="Arial1" fo:font-size="18pt" style:font-size-asian="18pt" style:font-name-complex="Arial1" style:font-size-complex="18pt"/>
    </style:style>
    <style:style style:name="T7" style:family="text">
      <style:text-properties fo:color="#000000" style:font-name="DejaVu Sans1" fo:font-size="8pt" style:font-size-asian="8pt" style:font-name-complex="DejaVu Sans1" style:font-size-complex="8pt"/>
    </style:style>
    <style:style style:name="T8" style:family="text">
      <style:text-properties fo:color="#565656" style:font-name="Arial1" fo:font-size="12pt" fo:font-style="italic" style:font-size-asian="12pt" style:font-name-complex="Arial1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polygon draw:style-name="gr1" draw:text-style-name="P1" draw:layer="layout" svg:width="18.979cm" svg:height="67.394cm" svg:x="1.023cm" svg:y="1.023cm" svg:viewBox="0 0 18980 67395" draw:points="0,0 18980,0 18980,67395 0,67395">
          <text:p/>
        </draw:polygon>
        <draw:polygon draw:style-name="gr1" draw:text-style-name="P1" draw:layer="layout" svg:width="18.979cm" svg:height="61.2cm" svg:x="1.023cm" svg:y="7.217cm" svg:viewBox="0 0 18980 61201" draw:points="0,0 18980,0 18980,61201 0,61201">
          <text:p/>
        </draw:polygon>
        <draw:polygon draw:style-name="gr1" draw:text-style-name="P1" draw:layer="layout" svg:width="15.935cm" svg:height="0.025cm" svg:x="2.557cm" svg:y="7.217cm" svg:viewBox="0 0 15936 26" draw:points="0,0 15936,0 15936,26 0,26">
          <text:p/>
        </draw:polygon>
        <draw:polygon draw:style-name="gr1" draw:text-style-name="P1" draw:layer="layout" svg:width="15.935cm" svg:height="0.025cm" svg:x="2.557cm" svg:y="9.468cm" svg:viewBox="0 0 15936 26" draw:points="0,0 15936,0 15936,26 0,26">
          <text:p/>
        </draw:polygon>
        <draw:polygon draw:style-name="gr1" draw:text-style-name="P1" draw:layer="layout" svg:width="0.109cm" svg:height="54.74cm" svg:x="2.476cm" svg:y="9.493cm" svg:viewBox="0 0 110 54741" draw:points="0,0 110,0 110,54741 0,54741">
          <text:p/>
        </draw:polygon>
        <draw:polygon draw:style-name="gr1" draw:text-style-name="P1" draw:layer="layout" svg:width="15.885cm" svg:height="54.74cm" svg:x="2.54cm" svg:y="-10.187cm" svg:viewBox="0 0 15886 54741" draw:points="0,0 15886,0 15886,54741 0,54741">
          <text:p/>
        </draw:polygon>
        <draw:polygon draw:style-name="gr1" draw:text-style-name="P1" draw:layer="layout" svg:width="0.106cm" svg:height="54.74cm" svg:x="18.467cm" svg:y="9.493cm" svg:viewBox="0 0 107 54741" draw:points="0,0 107,0 107,54741 0,54741">
          <text:p/>
        </draw:polygon>
        <draw:frame draw:style-name="gr2" draw:text-style-name="P2" draw:layer="layout" svg:width="3.467cm" svg:height="0.528cm" svg:x="8.781cm" svg:y="8.089cm">
          <draw:image xlink:href="Pictures/10000201000000C40000001E49AF744A9B2F993B.png" xlink:type="simple" xlink:show="embed" xlink:actuate="onLoad">
            <text:p/>
          </draw:image>
        </draw:frame>
        <draw:frame draw:style-name="gr3" draw:text-style-name="P4" draw:layer="layout" svg:width="0.369cm" svg:height="0.412cm" svg:x="2.544cm" svg:y="7.01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544cm" svg:y="9.26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466cm" svg:y="9.289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846cm" svg:height="0.945cm" svg:x="2.572cm" svg:y="9.443cm">
          <draw:text-box>
            <text:p text:style-name="P3"><text:span text:style-name="T2"><text:s/></text:span></text:p>
          </draw:text-box>
        </draw:frame>
        <draw:frame draw:style-name="gr5" draw:text-style-name="P6" draw:layer="layout" svg:width="7.067cm" svg:height="0.475cm" svg:x="3.418cm" svg:y="10.384cm">
          <draw:text-box>
            <text:p text:style-name="P3"><text:span text:style-name="T3">Star</text:span><text:span text:style-name="T3">t </text:span><text:span text:style-name="T3">Tim</text:span><text:span text:style-name="T3">e: </text:span><text:span text:style-name="T3">2:0</text:span><text:span text:style-name="T3">2p</text:span><text:span text:style-name="T3">m </text:span><text:span text:style-name="T3">on </text:span><text:span text:style-name="T3">July </text:span><text:span text:style-name="T3">09, </text:span><text:span text:style-name="T3">201</text:span><text:span text:style-name="T3">7 <text:s/></text:span></text:p>
          </draw:text-box>
        </draw:frame>
        <draw:frame draw:style-name="gr5" draw:text-style-name="P6" draw:layer="layout" svg:width="3.922cm" svg:height="0.475cm" svg:x="3.418cm" svg:y="11.019cm">
          <draw:text-box>
            <text:p text:style-name="P3"><text:span text:style-name="T3">D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: </text:span><text:span text:style-name="T3">3</text:span><text:span text:style-name="T3"> </text:span><text:span text:style-name="T3">m</text:span><text:span text:style-name="T3">i</text:span><text:span text:style-name="T3">n</text:span><text:span text:style-name="T3">u</text:span><text:span text:style-name="T3">t</text:span><text:span text:style-name="T3">e</text:span><text:span text:style-name="T3">s</text:span><text:span text:style-name="T3"> <text:s/></text:span></text:p>
          </draw:text-box>
        </draw:frame>
        <draw:frame draw:style-name="gr5" draw:text-style-name="P6" draw:layer="layout" svg:width="7.139cm" svg:height="0.475cm" svg:x="3.418cm" svg:y="11.654cm">
          <draw:text-box>
            <text:p text:style-name="P3"><text:span text:style-name="T3">Pe</text:span><text:span text:style-name="T3">rc</text:span><text:span text:style-name="T3">en</text:span><text:span text:style-name="T3">t </text:span><text:span text:style-name="T3">Co</text:span><text:span text:style-name="T3">m</text:span><text:span text:style-name="T3">ple</text:span><text:span text:style-name="T3">te: </text:span><text:span text:style-name="T3">93</text:span><text:span text:style-name="T3">% </text:span><text:span text:style-name="T3">(1</text:span><text:span text:style-name="T3">3 </text:span><text:span text:style-name="T3">ou</text:span><text:span text:style-name="T3">t </text:span><text:span text:style-name="T3">of </text:span><text:span text:style-name="T3">14</text:span><text:span text:style-name="T3">)</text:span></text:p>
          </draw:text-box>
        </draw:frame>
        <draw:frame draw:style-name="gr5" draw:text-style-name="P6" draw:layer="layout" svg:width="12.355cm" svg:height="0.475cm" svg:x="3.418cm" svg:y="14.194cm">
          <draw:text-box>
            <text:p text:style-name="P3"><text:span text:style-name="T4">1</text:span><text:span text:style-name="T4">)</text:span><text:span text:style-name="T4"> </text:span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a</text:span><text:span text:style-name="T4">m</text:span><text:span text:style-name="T4">e</text:span><text:span text:style-name="T4"> </text:span><text:span text:style-name="T4">o</text:span><text:span text:style-name="T4">f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c</text:span><text:span text:style-name="T4">o</text:span><text:span text:style-name="T4">m</text:span><text:span text:style-name="T4">p</text:span><text:span text:style-name="T4">a</text:span><text:span text:style-name="T4">n</text:span><text:span text:style-name="T4">y</text:span><text:span text:style-name="T4"> </text:span><text:span text:style-name="T4">y</text:span><text:span text:style-name="T4">o</text:span><text:span text:style-name="T4">u</text:span><text:span text:style-name="T4"> </text:span><text:span text:style-name="T4">a</text:span><text:span text:style-name="T4">r</text:span><text:span text:style-name="T4">e</text:span><text:span text:style-name="T4"> </text:span><text:span text:style-name="T4">w</text:span><text:span text:style-name="T4">o</text:span><text:span text:style-name="T4">r</text:span><text:span text:style-name="T4">k</text:span><text:span text:style-name="T4">i</text:span><text:span text:style-name="T4">n</text:span><text:span text:style-name="T4">g</text:span><text:span text:style-name="T4"> </text:span><text:span text:style-name="T4">w</text:span><text:span text:style-name="T4">i</text:span><text:span text:style-name="T4">t</text:span><text:span text:style-name="T4">h</text:span><text:span text:style-name="T4">?</text:span><text:span text:style-name="T3"> </text:span><text:span text:style-name="T3"><text:s/></text:span></text:p>
          </draw:text-box>
        </draw:frame>
        <draw:frame draw:style-name="gr5" draw:text-style-name="P6" draw:layer="layout" svg:width="3.092cm" svg:height="0.475cm" svg:x="3.418cm" svg:y="15.464cm">
          <draw:text-box>
            <text:p text:style-name="P3"><text:span text:style-name="T3">PTX tech GmbH</text:span></text:p>
          </draw:text-box>
        </draw:frame>
        <draw:frame draw:style-name="gr5" draw:text-style-name="P6" draw:layer="layout" svg:width="7.423cm" svg:height="0.475cm" svg:x="3.418cm" svg:y="16.737cm">
          <draw:text-box>
            <text:p text:style-name="P3"><text:span text:style-name="T4">2</text:span><text:span text:style-name="T4">)</text:span><text:span text:style-name="T4"> </text:span><text:span text:style-name="T4">I</text:span><text:span text:style-name="T4">s</text:span><text:span text:style-name="T4"> </text:span><text:span text:style-name="T4">y</text:span><text:span text:style-name="T4">o</text:span><text:span text:style-name="T4">u</text:span><text:span text:style-name="T4">r</text:span><text:span text:style-name="T4"> </text:span><text:span text:style-name="T4">f</text:span><text:span text:style-name="T4">i</text:span><text:span text:style-name="T4">r</text:span><text:span text:style-name="T4">m</text:span><text:span text:style-name="T4"> </text:span><text:span text:style-name="T4">a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u</text:span><text:span text:style-name="T4">p</text:span><text:span text:style-name="T4"> </text:span><text:span text:style-name="T4">o</text:span><text:span text:style-name="T4">r</text:span><text:span text:style-name="T4"> </text:span><text:span text:style-name="T4">s</text:span><text:span text:style-name="T4">p</text:span><text:span text:style-name="T4">i</text:span><text:span text:style-name="T4">n</text:span><text:span text:style-name="T4">-</text:span><text:span text:style-name="T4">o</text:span><text:span text:style-name="T4">f</text:span><text:span text:style-name="T4">f</text:span><text:span text:style-name="T4">?</text:span><text:span text:style-name="T3"> </text:span><text:span text:style-name="T3"><text:s/></text:span></text:p>
          </draw:text-box>
        </draw:frame>
        <draw:frame draw:style-name="gr5" draw:text-style-name="P6" draw:layer="layout" svg:width="1.302cm" svg:height="0.475cm" svg:x="3.418cm" svg:y="18.007cm">
          <draw:text-box>
            <text:p text:style-name="P3"><text:span text:style-name="T3">startup</text:span></text:p>
          </draw:text-box>
        </draw:frame>
        <draw:frame draw:style-name="gr5" draw:text-style-name="P6" draw:layer="layout" svg:width="7.474cm" svg:height="0.475cm" svg:x="3.418cm" svg:y="19.277cm">
          <draw:text-box>
            <text:p text:style-name="P3"><text:span text:style-name="T4">3) What is the your role in this firm?</text:span><text:span text:style-name="T3"> <text:s/></text:span></text:p>
          </draw:text-box>
        </draw:frame>
        <draw:frame draw:style-name="gr5" draw:text-style-name="P6" draw:layer="layout" svg:width="0.921cm" svg:height="0.475cm" svg:x="3.418cm" svg:y="20.547cm">
          <draw:text-box>
            <text:p text:style-name="P3"><text:span text:style-name="T3">CEO</text:span></text:p>
          </draw:text-box>
        </draw:frame>
        <draw:frame draw:style-name="gr5" draw:text-style-name="P6" draw:layer="layout" svg:width="9.476cm" svg:height="0.475cm" svg:x="3.418cm" svg:y="21.817cm">
          <draw:text-box>
            <text:p text:style-name="P3"><text:span text:style-name="T4">4) For how long are your working in this firm?</text:span><text:span text:style-name="T3"> <text:s/></text:span></text:p>
          </draw:text-box>
        </draw:frame>
        <draw:frame draw:style-name="gr6" draw:text-style-name="P7" draw:layer="layout" svg:width="0.634cm" svg:height="0.738cm" svg:x="3.418cm" svg:y="22.959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2.977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3.715cm" svg:height="0.475cm" svg:x="4.163cm" svg:y="23.087cm">
          <draw:text-box>
            <text:p text:style-name="P3"><text:span text:style-name="T3">less </text:span><text:span text:style-name="T3">than </text:span><text:span text:style-name="T3">one </text:span><text:span text:style-name="T3">year </text:span><text:span text:style-name="T3"><text:s/></text:span></text:p>
          </draw:text-box>
        </draw:frame>
        <draw:frame draw:style-name="gr6" draw:text-style-name="P7" draw:layer="layout" svg:width="0.634cm" svg:height="0.738cm" svg:x="3.418cm" svg:y="23.594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3.612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4.185cm" svg:height="0.475cm" svg:x="4.163cm" svg:y="23.722cm">
          <draw:text-box>
            <text:p text:style-name="P3"><text:span text:style-name="T3">less than three years <text:s/></text:span></text:p>
          </draw:text-box>
        </draw:frame>
        <draw:frame draw:style-name="gr6" draw:text-style-name="P7" draw:layer="layout" svg:width="0.634cm" svg:height="0.738cm" svg:x="3.418cm" svg:y="24.229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24.247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3.876cm" svg:height="0.475cm" svg:x="4.163cm" svg:y="24.357cm">
          <draw:text-box>
            <text:p text:style-name="P3"><text:span text:style-name="T3">less than five years <text:s/></text:span></text:p>
          </draw:text-box>
        </draw:frame>
        <draw:frame draw:style-name="gr6" draw:text-style-name="P7" draw:layer="layout" svg:width="0.634cm" svg:height="0.738cm" svg:x="3.418cm" svg:y="24.864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4.882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4.087cm" svg:height="0.475cm" svg:x="4.163cm" svg:y="24.996cm">
          <draw:text-box>
            <text:p text:style-name="P3"><text:span text:style-name="T3">more than five years <text:s/></text:span></text:p>
          </draw:text-box>
        </draw:frame>
        <draw:frame draw:style-name="gr5" draw:text-style-name="P6" draw:layer="layout" svg:width="13.896cm" svg:height="0.475cm" svg:x="3.418cm" svg:y="26.266cm">
          <draw:text-box>
            <text:p text:style-name="P3"><text:span text:style-name="T4">5) Do you have previous work experience before joining your current</text:span></text:p>
          </draw:text-box>
        </draw:frame>
        <draw:frame draw:style-name="gr5" draw:text-style-name="P6" draw:layer="layout" svg:width="1.297cm" svg:height="0.475cm" svg:x="3.418cm" svg:y="26.901cm">
          <draw:text-box>
            <text:p text:style-name="P3"><text:span text:style-name="T4">firm?</text:span><text:span text:style-name="T3"> <text:s/></text:span></text:p>
          </draw:text-box>
        </draw:frame>
        <draw:frame draw:style-name="gr3" draw:text-style-name="P4" draw:layer="layout" svg:width="0.369cm" svg:height="0.412cm" svg:x="18.454cm" svg:y="9.289cm">
          <draw:text-box>
            <text:p text:style-name="P3"><text:span text:style-name="T1"><text:s/>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frame draw:style-name="gr7" draw:text-style-name="P8" draw:layer="layout" svg:width="11.707cm" svg:height="0.331cm" svg:x="5.517cm" svg:y="0.514cm">
          <draw:text-box>
            <text:p text:style-name="P3"><text:span text:style-name="T7">New Feedback for Survey: Comparison of Spinoﬀs vs StartsUps ... - Amna Waseem</text:span></text:p>
          </draw:text-box>
        </draw:frame>
        <draw:polygon draw:style-name="gr1" draw:text-style-name="P1" draw:layer="layout" svg:width="18.979cm" svg:height="67.398cm" svg:x="2.356cm" svg:y="-14.851cm" svg:viewBox="0 0 18980 67399" draw:points="0,0 18980,0 18980,67399 0,67399">
          <text:p/>
        </draw:polygon>
        <draw:polygon draw:style-name="gr1" draw:text-style-name="P1" draw:layer="layout" svg:width="18.979cm" svg:height="61.203cm" svg:x="2.286cm" svg:y="-14.851cm" svg:viewBox="0 0 18980 61204" draw:points="0,0 18980,0 18980,61204 0,61204">
          <text:p/>
        </draw:polygon>
        <draw:polygon draw:style-name="gr1" draw:text-style-name="P1" draw:layer="layout" svg:width="0.109cm" svg:height="54.744cm" svg:x="2.476cm" svg:y="-18.197cm" svg:viewBox="0 0 110 54745" draw:points="0,0 110,0 110,54745 0,54745">
          <text:p/>
        </draw:polygon>
        <draw:polygon draw:style-name="gr1" draw:text-style-name="P1" draw:layer="layout" svg:width="15.885cm" svg:height="54.744cm" svg:x="1.27cm" svg:y="-14.851cm" svg:viewBox="0 0 15886 54745" draw:points="0,0 15886,0 15886,54745 0,54745">
          <text:p/>
        </draw:polygon>
        <draw:polygon draw:style-name="gr1" draw:text-style-name="P1" draw:layer="layout" svg:width="0.106cm" svg:height="54.744cm" svg:x="18.467cm" svg:y="-18.197cm" svg:viewBox="0 0 107 54745" draw:points="0,0 107,0 107,54745 0,54745">
          <text:p/>
        </draw:polygon>
        <draw:frame draw:style-name="gr6" draw:text-style-name="P7" draw:layer="layout" svg:width="0.634cm" svg:height="0.738cm" svg:x="3.418cm" svg:y="0.935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0.95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1.063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1.57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1.588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1.702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3.333cm" svg:height="0.475cm" svg:x="3.418cm" svg:y="2.972cm">
          <draw:text-box>
            <text:p text:style-name="P3"><text:span text:style-name="T4">6) Do you believe that your work experience has positive affect on</text:span></text:p>
          </draw:text-box>
        </draw:frame>
        <draw:frame draw:style-name="gr5" draw:text-style-name="P6" draw:layer="layout" svg:width="7.326cm" svg:height="0.475cm" svg:x="3.418cm" svg:y="3.607cm">
          <draw:text-box>
            <text:p text:style-name="P3"><text:span text:style-name="T4">your firm's innovative capabilities?</text:span><text:span text:style-name="T3"> <text:s/></text:span></text:p>
          </draw:text-box>
        </draw:frame>
        <draw:frame draw:style-name="gr6" draw:text-style-name="P7" draw:layer="layout" svg:width="0.634cm" svg:height="0.738cm" svg:x="3.418cm" svg:y="4.748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4.76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899cm" svg:height="0.475cm" svg:x="4.163cm" svg:y="4.877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5.383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5.398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5.512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2.232cm" svg:height="0.475cm" svg:x="3.418cm" svg:y="6.782cm">
          <draw:text-box>
            <text:p text:style-name="P3"><text:span text:style-name="T4">7) If your firm is spin-off, has it got any tangible or intangible</text:span></text:p>
          </draw:text-box>
        </draw:frame>
        <draw:frame draw:style-name="gr5" draw:text-style-name="P6" draw:layer="layout" svg:width="14.069cm" svg:height="0.475cm" svg:x="3.418cm" svg:y="7.417cm">
          <draw:text-box>
            <text:p text:style-name="P3"><text:span text:style-name="T4">resources transferred from its parent company? If yes, please specify</text:span></text:p>
          </draw:text-box>
        </draw:frame>
        <draw:frame draw:style-name="gr5" draw:text-style-name="P6" draw:layer="layout" svg:width="11.906cm" svg:height="0.475cm" svg:x="3.418cm" svg:y="8.055cm">
          <draw:text-box>
            <text:p text:style-name="P3"><text:span text:style-name="T4">the type of resources it received from its parent company.</text:span><text:span text:style-name="T3"> <text:s/></text:span></text:p>
          </draw:text-box>
        </draw:frame>
        <draw:frame draw:style-name="gr5" draw:text-style-name="P6" draw:layer="layout" svg:width="9.468cm" svg:height="0.475cm" svg:x="3.418cm" svg:y="9.325cm">
          <draw:text-box>
            <text:p text:style-name="P3"><text:span text:style-name="T8">No Answer. The respondent skipped this question.</text:span></text:p>
          </draw:text-box>
        </draw:frame>
        <draw:frame draw:style-name="gr5" draw:text-style-name="P6" draw:layer="layout" svg:width="13.46cm" svg:height="0.475cm" svg:x="3.418cm" svg:y="10.595cm">
          <draw:text-box>
            <text:p text:style-name="P3"><text:span text:style-name="T4">8) Do you feel that transfer of knowledge and other resources from</text:span></text:p>
          </draw:text-box>
        </draw:frame>
        <draw:frame draw:style-name="gr5" draw:text-style-name="P6" draw:layer="layout" svg:width="10.581cm" svg:height="0.475cm" svg:x="3.418cm" svg:y="11.23cm">
          <draw:text-box>
            <text:p text:style-name="P3"><text:span text:style-name="T4">parent company helps spin-offs to innovate better?</text:span><text:span text:style-name="T3"> <text:s/></text:span></text:p>
          </draw:text-box>
        </draw:frame>
        <draw:frame draw:style-name="gr6" draw:text-style-name="P7" draw:layer="layout" svg:width="0.634cm" svg:height="0.738cm" svg:x="3.418cm" svg:y="12.372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12.386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12.5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13.007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13.025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13.135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0.958cm" svg:height="0.475cm" svg:x="3.418cm" svg:y="14.405cm">
          <draw:text-box>
            <text:p text:style-name="P3"><text:span text:style-name="T4">9) Do you have any previous managerial experience?</text:span><text:span text:style-name="T3"> <text:s/></text:span></text:p>
          </draw:text-box>
        </draw:frame>
        <draw:frame draw:style-name="gr6" draw:text-style-name="P7" draw:layer="layout" svg:width="0.634cm" svg:height="0.738cm" svg:x="3.418cm" svg:y="15.547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15.565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15.675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16.182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16.2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16.31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2.96cm" svg:height="0.475cm" svg:x="3.418cm" svg:y="17.584cm">
          <draw:text-box>
            <text:p text:style-name="P3"><text:span text:style-name="T4">10) Do you believe that previous managerial experience helps to</text:span></text:p>
          </draw:text-box>
        </draw:frame>
        <draw:frame draw:style-name="gr5" draw:text-style-name="P6" draw:layer="layout" svg:width="8.397cm" svg:height="0.475cm" svg:x="3.418cm" svg:y="18.219cm">
          <draw:text-box>
            <text:p text:style-name="P3"><text:span text:style-name="T4">enhance innovation process in the firm?</text:span><text:span text:style-name="T3"> <text:s/></text:span></text:p>
          </draw:text-box>
        </draw:frame>
        <draw:frame draw:style-name="gr6" draw:text-style-name="P7" draw:layer="layout" svg:width="0.634cm" svg:height="0.738cm" svg:x="3.418cm" svg:y="19.36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19.375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19.489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19.995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0.01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20.124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2.973cm" svg:height="0.475cm" svg:x="3.418cm" svg:y="21.394cm">
          <draw:text-box>
            <text:p text:style-name="P3"><text:span text:style-name="T4">11) Does your firm has any previous networking with clients and</text:span></text:p>
          </draw:text-box>
        </draw:frame>
        <draw:frame draw:style-name="gr5" draw:text-style-name="P6" draw:layer="layout" svg:width="2.195cm" svg:height="0.475cm" svg:x="3.418cm" svg:y="22.029cm">
          <draw:text-box>
            <text:p text:style-name="P3"><text:span text:style-name="T4">partners?</text:span><text:span text:style-name="T3"> <text:s/></text:span></text:p>
          </draw:text-box>
        </draw:frame>
        <draw:frame draw:style-name="gr6" draw:text-style-name="P7" draw:layer="layout" svg:width="0.634cm" svg:height="0.738cm" svg:x="3.418cm" svg:y="23.17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3.188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899cm" svg:height="0.475cm" svg:x="4.163cm" svg:y="23.302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23.805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23.82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23.937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3.989cm" svg:height="0.475cm" svg:x="3.418cm" svg:y="25.207cm">
          <draw:text-box>
            <text:p text:style-name="P3"><text:span text:style-name="T4">12) Do you believe that previous networking capabilities help firms to</text:span></text:p>
          </draw:text-box>
        </draw:frame>
        <draw:frame draw:style-name="gr5" draw:text-style-name="P6" draw:layer="layout" svg:width="3.537cm" svg:height="0.475cm" svg:x="3.418cm" svg:y="25.842cm">
          <draw:text-box>
            <text:p text:style-name="P3"><text:span text:style-name="T4">innovate better?</text:span><text:span text:style-name="T3"> <text:s/></text:span></text:p>
          </draw:text-box>
        </draw:frame>
        <draw:frame draw:style-name="gr6" draw:text-style-name="P7" draw:layer="layout" svg:width="0.634cm" svg:height="0.738cm" svg:x="3.418cm" svg:y="26.984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6.998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27.112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27.619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27.63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27.747cm">
          <draw:text-box>
            <text:p text:style-name="P3"><text:span text:style-name="T3">No <text:s/>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0.99cm" svg:height="29.7cm" svg:x="0cm" svg:y="0cm" svg:viewBox="0 0 20991 29701" draw:points="0,0 20991,0 20991,29701 0,29701">
          <text:p/>
        </draw:polygon>
        <draw:polygon draw:style-name="gr1" draw:text-style-name="P1" draw:layer="layout" svg:width="27.982cm" svg:height="39.588cm" svg:x="0cm" svg:y="0cm" svg:viewBox="0 0 27983 39589" draw:points="0,0 27983,0 27983,39589 0,39589">
          <text:p/>
        </draw:polygon>
        <draw:polygon draw:style-name="gr1" draw:text-style-name="P1" draw:layer="layout" svg:width="18.979cm" svg:height="67.395cm" svg:x="1.023cm" svg:y="-54.353cm" svg:viewBox="0 0 18980 67396" draw:points="0,0 18980,0 18980,67396 0,67396">
          <text:p/>
        </draw:polygon>
        <draw:polygon draw:style-name="gr1" draw:text-style-name="P1" draw:layer="layout" svg:width="18.979cm" svg:height="61.204cm" svg:x="3.429cm" svg:y="-14.851cm" svg:viewBox="0 0 18980 61205" draw:points="0,0 18980,0 18980,61205 0,61205">
          <text:p/>
        </draw:polygon>
        <draw:polygon draw:style-name="gr1" draw:text-style-name="P1" draw:layer="layout" svg:width="0.109cm" svg:height="54.741cm" svg:x="2.476cm" svg:y="-45.883cm" svg:viewBox="0 0 110 54742" draw:points="0,0 110,0 110,54742 0,54742">
          <text:p/>
        </draw:polygon>
        <draw:polygon draw:style-name="gr1" draw:text-style-name="P1" draw:layer="layout" svg:width="15.885cm" svg:height="54.741cm" svg:x="5.715cm" svg:y="-14.851cm" svg:viewBox="0 0 15886 54742" draw:points="0,0 15886,0 15886,54742 0,54742">
          <text:p/>
        </draw:polygon>
        <draw:polygon draw:style-name="gr1" draw:text-style-name="P1" draw:layer="layout" svg:width="0.106cm" svg:height="54.741cm" svg:x="18.467cm" svg:y="-45.883cm" svg:viewBox="0 0 107 54742" draw:points="0,0 107,0 107,54742 0,54742">
          <text:p/>
        </draw:polygon>
        <draw:polygon draw:style-name="gr1" draw:text-style-name="P1" draw:layer="layout" svg:width="15.935cm" svg:height="0.028cm" svg:x="2.557cm" svg:y="8.858cm" svg:viewBox="0 0 15936 29" draw:points="0,0 15936,0 15936,29 0,29">
          <text:p/>
        </draw:polygon>
        <draw:frame draw:style-name="gr5" draw:text-style-name="P6" draw:layer="layout" svg:width="14.057cm" svg:height="0.475cm" svg:x="3.418cm" svg:y="1.063cm">
          <draw:text-box>
            <text:p text:style-name="P3"><text:span text:style-name="T4">13) Are you forced to join this firm as a reorganization due to result of</text:span></text:p>
          </draw:text-box>
        </draw:frame>
        <draw:frame draw:style-name="gr5" draw:text-style-name="P6" draw:layer="layout" svg:width="9.866cm" svg:height="0.475cm" svg:x="3.418cm" svg:y="1.702cm">
          <draw:text-box>
            <text:p text:style-name="P3"><text:span text:style-name="T4">parent company's decision to create a spin-off?</text:span><text:span text:style-name="T3"> <text:s/></text:span></text:p>
          </draw:text-box>
        </draw:frame>
        <draw:frame draw:style-name="gr6" draw:text-style-name="P7" draw:layer="layout" svg:width="0.634cm" svg:height="0.738cm" svg:x="3.418cm" svg:y="2.84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2.858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2.972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3.478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3.493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3.607cm">
          <draw:text-box>
            <text:p text:style-name="P3"><text:span text:style-name="T3">No <text:s/></text:span></text:p>
          </draw:text-box>
        </draw:frame>
        <draw:frame draw:style-name="gr5" draw:text-style-name="P6" draw:layer="layout" svg:width="12.71cm" svg:height="0.475cm" svg:x="3.418cm" svg:y="4.877cm">
          <draw:text-box>
            <text:p text:style-name="P3"><text:span text:style-name="T4">14) Do you believe that lack of motivation while joining the firm</text:span></text:p>
          </draw:text-box>
        </draw:frame>
        <draw:frame draw:style-name="gr5" draw:text-style-name="P6" draw:layer="layout" svg:width="8.828cm" svg:height="0.475cm" svg:x="3.418cm" svg:y="5.512cm">
          <draw:text-box>
            <text:p text:style-name="P3"><text:span text:style-name="T4">decrease innovation capabilities of a firm?</text:span><text:span text:style-name="T3"> <text:s/></text:span></text:p>
          </draw:text-box>
        </draw:frame>
        <draw:frame draw:style-name="gr6" draw:text-style-name="P7" draw:layer="layout" svg:width="0.634cm" svg:height="0.738cm" svg:x="3.418cm" svg:y="6.653cm">
          <draw:text-box>
            <text:p text:style-name="P3"><text:span text:style-name="T5">☑</text:span></text:p>
          </draw:text-box>
        </draw:frame>
        <draw:frame draw:style-name="gr6" draw:text-style-name="P7" draw:layer="layout" svg:width="0.634cm" svg:height="0.712cm" svg:x="3.986cm" svg:y="6.671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929cm" svg:height="0.475cm" svg:x="4.163cm" svg:y="6.782cm">
          <draw:text-box>
            <text:p text:style-name="P3"><text:span text:style-name="T3">Yes <text:s/></text:span></text:p>
          </draw:text-box>
        </draw:frame>
        <draw:frame draw:style-name="gr6" draw:text-style-name="P7" draw:layer="layout" svg:width="0.634cm" svg:height="0.738cm" svg:x="3.418cm" svg:y="7.288cm">
          <draw:text-box>
            <text:p text:style-name="P3"><text:span text:style-name="T5">☐</text:span></text:p>
          </draw:text-box>
        </draw:frame>
        <draw:frame draw:style-name="gr6" draw:text-style-name="P7" draw:layer="layout" svg:width="0.634cm" svg:height="0.712cm" svg:x="3.986cm" svg:y="7.306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781cm" svg:height="0.475cm" svg:x="4.163cm" svg:y="7.417cm">
          <draw:text-box>
            <text:p text:style-name="P3"><text:span text:style-name="T3">No <text:s/></text:span></text:p>
          </draw:text-box>
        </draw:frame>
        <draw:frame draw:style-name="gr3" draw:text-style-name="P4" draw:layer="layout" svg:width="0.369cm" svg:height="0.412cm" svg:x="2.572cm" svg:y="8.54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2.544cm" svg:y="8.65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69cm" svg:height="0.412cm" svg:x="10.46cm" svg:y="8.682cm">
          <draw:text-box>
            <text:p text:style-name="P3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1" svg:font-family="'DejaVu Sans'"/>
    <style:font-face style:name="Arial" svg:font-family="Arial" style:font-pitch="variable"/>
    <style:font-face style:name="DejaVu Sans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2T13:58:07.051608010</dc:date>
    <meta:editing-duration>PT4S</meta:editing-duration>
    <meta:editing-cycles>1</meta:editing-cycles>
    <meta:document-statistic meta:object-count="131"/>
    <meta:generator>LibreOffice/5.1.6.2$Linux_X86_64 LibreOffice_project/10m0$Build-2</meta:generator>
  </office:meta>
</office:document-meta>
</file>